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468a1a" draw:fill-color="#5eb91e" draw:textarea-horizontal-align="justify" draw:textarea-vertical-align="middle" draw:auto-grow-height="false" fo:min-height="1.584cm" fo:min-width="1.334cm"/>
    </style:style>
    <style:style style:name="gr2" style:family="graphic" style:parent-style-name="standard">
      <style:graphic-properties svg:stroke-color="#f6f9d4" draw:fill-color="#f6f9d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856cm" fo:min-width="2.228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3.22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52cm" fo:min-width="3.31cm"/>
    </style:style>
    <style:style style:name="gr7" style:family="graphic" style:parent-style-name="standard">
      <style:graphic-properties svg:stroke-color="#ffffff" draw:fill-color="#000000" draw:textarea-horizontal-align="justify" draw:textarea-vertical-align="middle" draw:auto-grow-height="false" fo:min-height="0.152cm" fo:min-width="3.31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3.814cm" fo:min-width="0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174cm" fo:min-width="0.7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174cm" fo:min-width="0.77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2.296cm" fo:min-width="1.79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896cm" fo:min-width="1.408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438cm" fo:min-width="0.696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0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08cm" fo:min-width="0.008cm"/>
    </style:style>
    <style:style style:name="gr18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99cm" fo:min-width="0.978cm" fo:padding-top="0.275cm" fo:padding-bottom="0.275cm" fo:padding-left="0.4cm" fo:padding-right="0.4cm"/>
    </style:style>
    <style:style style:name="gr19" style:family="graphic" style:parent-style-name="objectwithoutfill">
      <style:graphic-properties svg:stroke-width="0.3cm" svg:stroke-color="#000000" draw:marker-start-width="0.65cm" draw:marker-end-width="0.65cm" draw:fill="solid" draw:textarea-vertical-align="middle" fo:padding-top="0.275cm" fo:padding-bottom="0.275cm" fo:padding-left="0.4cm" fo:padding-right="0.4cm"/>
    </style:style>
    <style:style style:name="gr20" style:family="graphic" style:parent-style-name="standard">
      <style:graphic-properties svg:stroke-width="0.3cm" svg:stroke-color="#ffffff" draw:marker-start-width="0.65cm" draw:marker-end-width="0.65cm" draw:fill-color="#ffffff" draw:textarea-horizontal-align="justify" draw:textarea-vertical-align="middle" draw:auto-grow-height="false" fo:min-height="0.708cm" fo:min-width="0.49cm" fo:padding-top="0.275cm" fo:padding-bottom="0.275cm" fo:padding-left="0.4cm" fo:padding-right="0.4cm"/>
      <style:paragraph-properties style:writing-mode="lr-tb"/>
    </style:style>
    <style:style style:name="gr21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0.528cm" fo:min-width="0.278cm" fo:padding-top="0.275cm" fo:padding-bottom="0.275cm" fo:padding-left="0.4cm" fo:padding-right="0.4cm"/>
      <style:paragraph-properties style:writing-mode="lr-tb"/>
    </style:style>
    <style:style style:name="gr22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228cm" fo:min-width="0.929cm" fo:padding-top="0.275cm" fo:padding-bottom="0.275cm" fo:padding-left="0.4cm" fo:padding-right="0.4cm"/>
    </style:style>
    <style:style style:name="gr23" style:family="graphic" style:parent-style-name="objectwithoutfill">
      <style:graphic-properties svg:stroke-width="0.3cm" svg:stroke-color="#000000" draw:marker-start-width="0.65cm" draw:marker-end="Symmetric_20_Arrow" draw:marker-end-width="1.15cm" draw:fill="solid" draw:textarea-vertical-align="middle" fo:padding-top="0.275cm" fo:padding-bottom="0.275cm" fo:padding-left="0.4cm" fo:padding-right="0.4cm"/>
    </style:style>
    <style:style style:name="gr24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736cm" fo:min-width="1.486cm" fo:padding-top="0.275cm" fo:padding-bottom="0.275cm" fo:padding-left="0.4cm" fo:padding-right="0.4cm"/>
    </style:style>
    <style:style style:name="gr25" style:family="graphic" style:parent-style-name="objectwithoutfill">
      <style:graphic-properties svg:stroke-width="0.3cm" svg:stroke-color="#000000" draw:marker-start-width="0.65cm" draw:marker-end-width="0.65cm" svg:stroke-linecap="round" draw:fill="solid" draw:textarea-vertical-align="middle" fo:padding-top="0.275cm" fo:padding-bottom="0.275cm" fo:padding-left="0.4cm" fo:padding-right="0.4cm"/>
    </style:style>
    <style:style style:name="gr26" style:family="graphic" style:parent-style-name="objectwithoutfill">
      <style:graphic-properties svg:stroke-width="0.3cm" svg:stroke-color="#ffffff" draw:marker-start-width="0.65cm" draw:marker-end-width="0.65cm" draw:fill="solid" draw:fill-color="#ffffff" draw:textarea-vertical-align="middle" fo:padding-top="0.275cm" fo:padding-bottom="0.275cm" fo:padding-left="0.4cm" fo:padding-right="0.4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5eb91e"/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.032cm" svg:x="8.128cm" svg:y="2.159cm">
          <text:p/>
          <draw:enhanced-geometry svg:viewBox="0 0 21600 21600" draw:path-stretchpoint-x="10800" draw:path-stretchpoint-y="10800" draw:text-areas="?f3 ?f4 ?f5 ?f6" draw:type="round-rectangle" draw:modifiers="2390.5558288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8.354cm" svg:y="3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8.354cm" svg:y="3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8.354cm" svg:y="3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8.354cm" svg:y="2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8.354cm" svg:y="2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8.354cm" svg:y="2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1cm" svg:height="0.2cm" svg:x="8.608cm" svg:y="2.43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8.608cm" svg:y="2.68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8.606cm" svg:y="2.9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8.606cm" svg:y="3.19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8.606cm" svg:y="3.45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8.606cm" svg:y="3.7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cm" svg:height="0.2cm" svg:x="9.17cm" svg:y="3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3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3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2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2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9.17cm" svg:y="2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1cm" svg:height="0.2cm" svg:x="9.422cm" svg:y="2.43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422cm" svg:y="2.68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42cm" svg:y="2.9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42cm" svg:y="3.19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9.42cm" svg:y="3.45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9.42cm" svg:y="3.7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5.06cm" svg:height="7.62cm" svg:x="13.97cm" svg:y="4.204cm">
            <text:p/>
            <draw:enhanced-geometry svg:viewBox="0 0 21600 21600" draw:mirror-vertical="true" draw:glue-points="?f6 10800 10800 21600 ?f5 10800 10800 0" draw:text-areas="?f3 ?f3 ?f4 ?f4" draw:type="trapezoid" draw:modifiers="5813.7524557956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5" draw:layer="layout" svg:width="3.724cm" svg:height="0.508cm" draw:transform="rotate (1.5707963267949) translate (16.256cm 8.732cm)">
            <text:p/>
            <draw:enhanced-geometry svg:viewBox="0 0 21600 21600" draw:mirror-horizontal="true" draw:type="rectangle" draw:enhanced-path="M 0 0 L 21600 0 21600 21600 0 21600 0 0 Z N"/>
          </draw:custom-shape>
          <draw:g>
            <draw:custom-shape draw:style-name="gr6" draw:text-style-name="P5" draw:layer="layout" svg:width="3.81cm" svg:height="0.802cm" draw:transform="rotate (2.35619449019234) translate (18.982cm 8.7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4" draw:layer="layout" svg:width="3.81cm" svg:height="0.402cm" draw:transform="rotate (2.35619449019234) translate (19.133cm 8.6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8" draw:text-style-name="P4" draw:layer="layout" svg:width="1cm" svg:height="1cm" svg:x="18.696cm" svg:y="5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508cm" svg:height="0.508cm" svg:x="14.478cm" svg:y="11.78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508cm" svg:height="0.508cm" svg:x="18.078cm" svg:y="11.78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422cm" svg:height="4.064cm" draw:transform="rotate (1.5707963267949) translate (14.478cm 8.804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1" draw:text-style-name="P4" draw:layer="layout" svg:width="2.54cm" svg:height="1.27cm" draw:transform="rotate (1.5707963267949) translate (3.637cm 4.0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5" draw:layer="layout" svg:width="2.54cm" svg:height="1.27cm" draw:transform="rotate (1.5707963267949) translate (4.137cm 4.0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" draw:text-style-name="P4" draw:layer="layout" svg:width="2.54cm" svg:height="1.27cm" draw:transform="rotate (1.5707963267949) translate (4.937cm 4.0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3" draw:text-style-name="P4" draw:layer="layout" svg:width="2.54cm" svg:height="2.794cm" svg:x="3.556cm" svg:y="4.9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5" draw:layer="layout" svg:width="2.032cm" svg:height="1.27cm" svg:x="3.81cm" svg:y="6.2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1.27cm" svg:height="0.762cm" svg:x="4.064cm" svg:y="5.2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4" draw:layer="layout" svg:width="0.254cm" svg:height="0.508cm" svg:x="4.826cm" svg:y="5.30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1.016cm" svg:height="1.016cm" svg:x="5.234cm" svg:y="4.799cm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18" draw:text-style-name="P5" draw:layer="layout" svg:width="1.778cm" svg:height="2.54cm" svg:x="7.112cm" svg:y="4.953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6" draw:layer="layout" svg:x1="8.18cm" svg:y1="4.901cm" svg:x2="8.942cm" svg:y2="5.663cm">
            <text:p/>
          </draw:line>
          <draw:custom-shape draw:style-name="gr17" draw:text-style-name="P5" draw:layer="layout" svg:width="1.016cm" svg:height="1.016cm" svg:x="8.132cm" svg:y="4.653cm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" draw:text-style-name="P8" draw:layer="layout" svg:width="1.824cm" svg:height="1.778cm" svg:x="7.874cm" svg:y="5.969cm">
            <text:p text:style-name="P7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8" draw:layer="layout" svg:width="1.524cm" svg:height="1.524cm" svg:x="8.075cm" svg:y="6.124cm">
            <text:p text:style-name="P7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5" draw:layer="layout" svg:width="1.729cm" svg:height="1.778cm" svg:x="2.335cm" svg:y="9.271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3.556cm" svg:y1="9.779cm" svg:x2="4.826cm" svg:y2="8.509cm">
          <text:p/>
        </draw:line>
        <draw:line draw:style-name="gr23" draw:text-style-name="P6" draw:layer="layout" svg:x1="3.581cm" svg:y1="9.753cm" svg:x2="2.64cm" svg:y2="10.695cm">
          <text:p/>
        </draw:line>
        <draw:custom-shape draw:style-name="gr22" draw:text-style-name="P5" draw:layer="layout" svg:width="1.729cm" svg:height="1.778cm" svg:x="5.583cm" svg:y="9.325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6.096cm" svg:y1="10.541cm" svg:x2="8.074cm" svg:y2="8.563cm">
          <text:p/>
        </draw:line>
        <draw:custom-shape draw:style-name="gr24" draw:text-style-name="P5" draw:layer="layout" svg:width="2.286cm" svg:height="2.286cm" svg:x="8.89cm" svg:y="8.763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0.668cm" svg:y1="9.271cm" svg:x2="9.195cm" svg:y2="10.695cm">
          <text:p/>
        </draw:line>
        <draw:g>
          <draw:line draw:style-name="gr23" draw:text-style-name="P6" draw:layer="layout" svg:x1="4.064cm" svg:y1="12.446cm" svg:x2="4.064cm" svg:y2="14.478cm">
            <text:p/>
          </draw:line>
          <draw:line draw:style-name="gr25" draw:text-style-name="P6" draw:layer="layout" svg:x1="2.286cm" svg:y1="12.446cm" svg:x2="4.064cm" svg:y2="12.446cm">
            <text:p/>
          </draw:line>
        </draw:g>
        <draw:g>
          <draw:line draw:style-name="gr25" draw:text-style-name="P6" draw:layer="layout" svg:x1="5.588cm" svg:y1="12.446cm" svg:x2="5.08cm" svg:y2="12.446cm">
            <text:p/>
          </draw:line>
          <draw:line draw:style-name="gr25" draw:text-style-name="P6" draw:layer="layout" svg:x1="6.858cm" svg:y1="14.47cm" svg:x2="5.08cm" svg:y2="14.47cm">
            <text:p/>
          </draw:line>
          <draw:line draw:style-name="gr23" draw:text-style-name="P6" draw:layer="layout" svg:x1="6.858cm" svg:y1="14.47cm" svg:x2="6.858cm" svg:y2="12.346cm">
            <text:p/>
          </draw:line>
        </draw:g>
        <draw:custom-shape draw:style-name="gr21" draw:text-style-name="P8" draw:layer="layout" svg:width="1.524cm" svg:height="1.524cm" svg:x="11.684cm" svg:y="1.016cm">
          <text:p text:style-name="P7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1.524cm" svg:height="1.524cm" svg:x="13.97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14.224cm" svg:y1="1.778cm" svg:x2="15.24cm" svg:y2="1.778cm">
          <text:p/>
        </draw:line>
        <draw:g>
          <draw:custom-shape draw:style-name="gr21" draw:text-style-name="P8" draw:layer="layout" svg:width="1.524cm" svg:height="1.524cm" svg:x="11.43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6" draw:layer="layout" svg:x1="12.124cm" svg:y1="5.332cm" svg:x2="13.14cm" svg:y2="5.332cm">
            <text:p/>
          </draw:line>
          <draw:line draw:style-name="gr26" draw:text-style-name="P9" draw:layer="layout" svg:x1="12.124cm" svg:y1="5.032cm" svg:x2="13.14cm" svg:y2="5.032cm">
            <text:p/>
          </draw:line>
          <draw:line draw:style-name="gr26" draw:text-style-name="P9" draw:layer="layout" svg:x1="13.256cm" svg:y1="4.31cm" svg:x2="13.256cm" svg:y2="5.532cm">
            <text:p/>
          </draw:line>
        </draw:g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9:24:55.447080840</meta:creation-date>
    <dc:date>2021-04-04T11:29:47.042430028</dc:date>
    <meta:editing-duration>PT1H10M21S</meta:editing-duration>
    <meta:editing-cycles>10</meta:editing-cycles>
    <meta:generator>LibreOffice/6.4.6.2$Linux_X86_64 LibreOffice_project/40$Build-2</meta:generator>
    <meta:document-statistic meta:object-count="97"/>
  </office:meta>
</office:document-meta>
</file>